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9005" officeooo:paragraph-rsid="001a9005"/>
    </style:style>
    <style:style style:name="P2" style:family="paragraph" style:parent-style-name="Standard">
      <style:paragraph-properties fo:text-align="center" style:justify-single-word="false"/>
      <style:text-properties officeooo:rsid="001a9005" officeooo:paragraph-rsid="001bfc9e"/>
    </style:style>
    <style:style style:name="P3" style:family="paragraph" style:parent-style-name="Standard">
      <style:paragraph-properties fo:text-align="center" style:justify-single-word="false"/>
      <style:text-properties officeooo:rsid="001bfc9e" officeooo:paragraph-rsid="001bfc9e"/>
    </style:style>
    <style:style style:name="T1" style:family="text">
      <style:text-properties officeooo:rsid="001bfc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miere etape generer le controleur medcin :</text:p>
      <text:p text:style-name="P1">php bin/console make:controller Medcin</text:p>
      <text:p text:style-name="P3">Generer le formulaire :</text:p>
      <text:p text:style-name="P2">php bin/console make:<text:span text:style-name="T1">form </text:span>Medcin<text:span text:style-name="T1">Type</text:span></text:p>
      <text:p text:style-name="P2">The name of Entity or fully qualified model class name that the new form will be bound to (empty for none): <text:span text:style-name="T1">cela veut dire a quelle entite on veut relier cette formulaire :</text:span></text:p>
      <text:p text:style-name="P3">Medc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17:01:47.238812020</meta:creation-date>
    <dc:date>2019-12-17T17:15:06.615164082</dc:date>
    <meta:editing-duration>PT13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53" meta:character-count="320" meta:non-whitespace-character-count="273"/>
  </office:meta>
</office:document-meta>
</file>